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749d"/>
    </style:style>
    <style:style style:name="P2" style:family="paragraph" style:parent-style-name="Standard">
      <style:paragraph-properties fo:text-align="start" style:justify-single-word="false"/>
      <style:text-properties officeooo:paragraph-rsid="001e52ee"/>
    </style:style>
    <style:style style:name="P3" style:family="paragraph" style:parent-style-name="Standard">
      <style:paragraph-properties fo:text-align="start" style:justify-single-word="false"/>
      <style:text-properties officeooo:rsid="001b749d" officeooo:paragraph-rsid="001b749d"/>
    </style:style>
    <style:style style:name="P4" style:family="paragraph" style:parent-style-name="Standard">
      <style:paragraph-properties fo:text-align="start" style:justify-single-word="false"/>
      <style:text-properties officeooo:rsid="001b749d" officeooo:paragraph-rsid="001c0c7d"/>
    </style:style>
    <style:style style:name="P5" style:family="paragraph" style:parent-style-name="Standard">
      <style:paragraph-properties fo:text-align="start" style:justify-single-word="false"/>
      <style:text-properties officeooo:rsid="001b749d" officeooo:paragraph-rsid="001c0e80"/>
    </style:style>
    <style:style style:name="P6" style:family="paragraph" style:parent-style-name="Standard">
      <style:paragraph-properties fo:text-align="start" style:justify-single-word="false"/>
      <style:text-properties officeooo:rsid="001c0e80" officeooo:paragraph-rsid="001c0e80"/>
    </style:style>
    <style:style style:name="P7" style:family="paragraph" style:parent-style-name="Standard">
      <style:paragraph-properties fo:text-align="start" style:justify-single-word="false"/>
      <style:text-properties fo:font-size="18pt" officeooo:rsid="001b749d" officeooo:paragraph-rsid="001b749d" style:font-size-asian="18pt" style:font-size-complex="18pt"/>
    </style:style>
    <style:style style:name="P8" style:family="paragraph" style:parent-style-name="Standard">
      <style:paragraph-properties fo:text-align="center" style:justify-single-word="false"/>
      <style:text-properties fo:font-size="18pt" officeooo:paragraph-rsid="001b749d" style:font-size-asian="18pt" style:font-size-complex="18pt"/>
    </style:style>
    <style:style style:name="P9" style:family="paragraph" style:parent-style-name="Standard">
      <style:paragraph-properties fo:text-align="center" style:justify-single-word="false"/>
      <style:text-properties fo:font-size="18pt" officeooo:rsid="002bac31" officeooo:paragraph-rsid="002bac31" style:font-size-asian="18pt" style:font-size-complex="18pt"/>
    </style:style>
    <style:style style:name="P10" style:family="paragraph" style:parent-style-name="Standard">
      <style:paragraph-properties fo:text-align="start" style:justify-single-word="false"/>
      <style:text-properties officeooo:rsid="001c93ca" officeooo:paragraph-rsid="001c93ca"/>
    </style:style>
    <style:style style:name="P11" style:family="paragraph" style:parent-style-name="Standard">
      <style:paragraph-properties fo:text-align="start" style:justify-single-word="false"/>
      <style:text-properties fo:font-size="16pt" officeooo:rsid="001c93ca" officeooo:paragraph-rsid="001c93ca" style:font-size-asian="16pt" style:font-size-complex="16pt"/>
    </style:style>
    <style:style style:name="P12" style:family="paragraph" style:parent-style-name="Standard">
      <style:paragraph-properties fo:text-align="start" style:justify-single-word="false"/>
      <style:text-properties fo:font-size="16pt" officeooo:rsid="00217a2b" officeooo:paragraph-rsid="00217a2b" style:font-size-asian="16pt" style:font-size-complex="16pt"/>
    </style:style>
    <style:style style:name="P13" style:family="paragraph" style:parent-style-name="Standard">
      <style:paragraph-properties fo:text-align="start" style:justify-single-word="false"/>
      <style:text-properties fo:font-size="16pt" officeooo:rsid="00224f09" officeooo:paragraph-rsid="00224f09" style:font-size-asian="16pt" style:font-size-complex="16pt"/>
    </style:style>
    <style:style style:name="P14" style:family="paragraph" style:parent-style-name="Standard">
      <style:paragraph-properties fo:text-align="start" style:justify-single-word="false"/>
      <style:text-properties fo:font-size="16pt" officeooo:rsid="0024ef16" officeooo:paragraph-rsid="0024ef16" style:font-size-asian="16pt" style:font-size-complex="16pt"/>
    </style:style>
    <style:style style:name="P15" style:family="paragraph" style:parent-style-name="Standard">
      <style:paragraph-properties fo:text-align="start" style:justify-single-word="false"/>
      <style:text-properties fo:font-size="16pt" officeooo:rsid="002c590c" officeooo:paragraph-rsid="002c590c" style:font-size-asian="16pt" style:font-size-complex="16pt"/>
    </style:style>
    <style:style style:name="P16" style:family="paragraph" style:parent-style-name="Standard">
      <style:paragraph-properties fo:text-align="start" style:justify-single-word="false"/>
      <style:text-properties fo:font-size="16pt" officeooo:rsid="00398534" officeooo:paragraph-rsid="00398534" style:font-size-asian="16pt" style:font-size-complex="16pt"/>
    </style:style>
    <style:style style:name="P17" style:family="paragraph" style:parent-style-name="Standard">
      <style:paragraph-properties fo:text-align="start" style:justify-single-word="false"/>
      <style:text-properties fo:font-size="16pt" officeooo:rsid="00335cf5" officeooo:paragraph-rsid="00335cf5" style:font-size-asian="16pt" style:font-size-complex="16pt"/>
    </style:style>
    <style:style style:name="P18" style:family="paragraph" style:parent-style-name="Standard">
      <style:paragraph-properties fo:text-align="start" style:justify-single-word="false"/>
      <style:text-properties fo:font-size="16pt" officeooo:rsid="002fc3c0" officeooo:paragraph-rsid="002fc3c0" style:font-size-asian="16pt" style:font-size-complex="16pt"/>
    </style:style>
    <style:style style:name="P19" style:family="paragraph" style:parent-style-name="Standard">
      <style:paragraph-properties fo:text-align="start" style:justify-single-word="false"/>
      <style:text-properties fo:font-size="16pt" officeooo:rsid="003107e7" officeooo:paragraph-rsid="003107e7" style:font-size-asian="16pt" style:font-size-complex="16pt"/>
    </style:style>
    <style:style style:name="P20" style:family="paragraph" style:parent-style-name="Standard">
      <style:paragraph-properties fo:text-align="start" style:justify-single-word="false"/>
      <style:text-properties fo:font-size="16pt" officeooo:rsid="00376501" officeooo:paragraph-rsid="00376501" style:font-size-asian="16pt" style:font-size-complex="16pt"/>
    </style:style>
    <style:style style:name="P21" style:family="paragraph" style:parent-style-name="Standard">
      <style:paragraph-properties fo:text-align="start" style:justify-single-word="false"/>
      <style:text-properties fo:font-size="16pt" officeooo:rsid="0039113e" officeooo:paragraph-rsid="0039113e" style:font-size-asian="16pt" style:font-size-complex="16pt"/>
    </style:style>
    <style:style style:name="P22" style:family="paragraph" style:parent-style-name="Standard">
      <style:paragraph-properties fo:text-align="start" style:justify-single-word="false"/>
      <style:text-properties fo:font-size="14pt" officeooo:rsid="001c93ca" officeooo:paragraph-rsid="001c93ca" style:font-size-asian="12.25pt" style:font-size-complex="14pt"/>
    </style:style>
    <style:style style:name="P23" style:family="paragraph" style:parent-style-name="Standard">
      <style:paragraph-properties fo:text-align="start" style:justify-single-word="false"/>
      <style:text-properties fo:font-size="14pt" officeooo:rsid="001c93ca" officeooo:paragraph-rsid="001e52ee" style:font-size-asian="12.25pt" style:font-size-complex="14pt"/>
    </style:style>
    <style:style style:name="P24" style:family="paragraph" style:parent-style-name="Standard">
      <style:paragraph-properties fo:text-align="start" style:justify-single-word="false"/>
      <style:text-properties fo:font-size="14pt" officeooo:rsid="001e52ee" officeooo:paragraph-rsid="001e52ee" style:font-size-asian="12.25pt" style:font-size-complex="14pt"/>
    </style:style>
    <style:style style:name="P25" style:family="paragraph" style:parent-style-name="Standard">
      <style:paragraph-properties fo:text-align="start" style:justify-single-word="false"/>
      <style:text-properties fo:font-size="14pt" officeooo:rsid="002153ea" officeooo:paragraph-rsid="002153ea" style:font-size-asian="12.25pt" style:font-size-complex="14pt"/>
    </style:style>
    <style:style style:name="P26" style:family="paragraph" style:parent-style-name="Standard">
      <style:paragraph-properties fo:text-align="start" style:justify-single-word="false"/>
      <style:text-properties fo:font-size="14pt" officeooo:rsid="00224f09" officeooo:paragraph-rsid="00224f09" style:font-size-asian="12.25pt" style:font-size-complex="14pt"/>
    </style:style>
    <style:style style:name="P27" style:family="paragraph" style:parent-style-name="Standard">
      <style:paragraph-properties fo:text-align="start" style:justify-single-word="false"/>
      <style:text-properties fo:font-size="14pt" officeooo:rsid="002c590c" officeooo:paragraph-rsid="002c590c" style:font-size-asian="12.25pt" style:font-size-complex="14pt"/>
    </style:style>
    <style:style style:name="P28" style:family="paragraph" style:parent-style-name="Standard">
      <style:paragraph-properties fo:text-align="start" style:justify-single-word="false"/>
      <style:text-properties fo:font-size="14pt" officeooo:rsid="002dd321" officeooo:paragraph-rsid="002fc3c0" style:font-size-asian="12.25pt" style:font-size-complex="14pt"/>
    </style:style>
    <style:style style:name="P29" style:family="paragraph" style:parent-style-name="Standard">
      <style:paragraph-properties fo:text-align="start" style:justify-single-word="false"/>
      <style:text-properties fo:font-size="14pt" officeooo:rsid="00398534" officeooo:paragraph-rsid="00398534" style:font-size-asian="12.25pt" style:font-size-complex="14pt"/>
    </style:style>
    <style:style style:name="P30" style:family="paragraph" style:parent-style-name="Standard">
      <style:paragraph-properties fo:text-align="start" style:justify-single-word="false"/>
      <style:text-properties fo:font-size="14pt" officeooo:rsid="003cab1e" officeooo:paragraph-rsid="003cab1e" style:font-size-asian="12.25pt" style:font-size-complex="14pt"/>
    </style:style>
    <style:style style:name="P31" style:family="paragraph" style:parent-style-name="Standard">
      <style:paragraph-properties fo:text-align="start" style:justify-single-word="false"/>
      <style:text-properties fo:font-size="12pt" officeooo:rsid="003107e7" officeooo:paragraph-rsid="003107e7" style:font-size-asian="10.5pt" style:font-size-complex="12pt"/>
    </style:style>
    <style:style style:name="P32" style:family="paragraph" style:parent-style-name="Standard">
      <style:paragraph-properties fo:text-align="start" style:justify-single-word="false"/>
      <style:text-properties fo:font-size="12pt" officeooo:rsid="0032115e" officeooo:paragraph-rsid="0032115e" style:font-size-asian="10.5pt" style:font-size-complex="12pt"/>
    </style:style>
    <style:style style:name="P33" style:family="paragraph" style:parent-style-name="Standard">
      <style:paragraph-properties fo:text-align="start" style:justify-single-word="false"/>
      <style:text-properties fo:font-size="12pt" officeooo:rsid="00335cf5" officeooo:paragraph-rsid="0032115e" style:font-size-asian="10.5pt" style:font-size-complex="12pt"/>
    </style:style>
    <style:style style:name="P34" style:family="paragraph" style:parent-style-name="Standard">
      <style:paragraph-properties fo:text-align="start" style:justify-single-word="false"/>
      <style:text-properties fo:font-size="12pt" officeooo:rsid="00335cf5" officeooo:paragraph-rsid="00335cf5" style:font-size-asian="10.5pt" style:font-size-complex="12pt"/>
    </style:style>
    <style:style style:name="P35" style:family="paragraph" style:parent-style-name="Standard">
      <style:paragraph-properties fo:text-align="start" style:justify-single-word="false"/>
      <style:text-properties fo:font-size="12pt" officeooo:rsid="003558d4" officeooo:paragraph-rsid="003558d4" style:font-size-asian="10.5pt" style:font-size-complex="12pt"/>
    </style:style>
    <style:style style:name="P36" style:family="paragraph" style:parent-style-name="Standard">
      <style:paragraph-properties fo:text-align="start" style:justify-single-word="false"/>
      <style:text-properties fo:font-size="12pt" officeooo:rsid="00365206" officeooo:paragraph-rsid="00365206" style:font-size-asian="10.5pt" style:font-size-complex="12pt"/>
    </style:style>
    <style:style style:name="P37" style:family="paragraph" style:parent-style-name="Standard">
      <style:paragraph-properties fo:text-align="start" style:justify-single-word="false"/>
      <style:text-properties fo:font-size="12pt" officeooo:paragraph-rsid="001e52ee" style:font-size-asian="10.5pt" style:font-size-complex="12pt"/>
    </style:style>
    <style:style style:name="P38" style:family="paragraph" style:parent-style-name="Standard">
      <style:paragraph-properties fo:text-align="start" style:justify-single-word="false"/>
      <style:text-properties fo:font-size="12pt" officeooo:rsid="002153ea" officeooo:paragraph-rsid="001e52ee" style:font-size-asian="10.5pt" style:font-size-complex="12pt"/>
    </style:style>
    <style:style style:name="P39" style:family="paragraph" style:parent-style-name="Standard">
      <style:paragraph-properties fo:text-align="start" style:justify-single-word="false"/>
      <style:text-properties fo:font-size="12pt" officeooo:rsid="002153ea" officeooo:paragraph-rsid="002153ea" style:font-size-asian="10.5pt" style:font-size-complex="12pt"/>
    </style:style>
    <style:style style:name="P40" style:family="paragraph" style:parent-style-name="Standard">
      <style:paragraph-properties fo:text-align="start" style:justify-single-word="false"/>
      <style:text-properties fo:font-size="12pt" officeooo:rsid="001e52ee" officeooo:paragraph-rsid="001c93ca" style:font-size-asian="10.5pt" style:font-size-complex="12pt"/>
    </style:style>
    <style:style style:name="P41" style:family="paragraph" style:parent-style-name="Standard">
      <style:paragraph-properties fo:text-align="start" style:justify-single-word="false"/>
      <style:text-properties fo:font-size="12pt" officeooo:rsid="001e52ee" officeooo:paragraph-rsid="001e52ee" style:font-size-asian="10.5pt" style:font-size-complex="12pt"/>
    </style:style>
    <style:style style:name="P42" style:family="paragraph" style:parent-style-name="Standard">
      <style:paragraph-properties fo:text-align="start" style:justify-single-word="false"/>
      <style:text-properties fo:font-size="12pt" officeooo:rsid="00217a2b" officeooo:paragraph-rsid="00217a2b" style:font-size-asian="10.5pt" style:font-size-complex="12pt"/>
    </style:style>
    <style:style style:name="P43" style:family="paragraph" style:parent-style-name="Standard">
      <style:paragraph-properties fo:text-align="start" style:justify-single-word="false"/>
      <style:text-properties fo:font-size="12pt" officeooo:rsid="00217a2b" officeooo:paragraph-rsid="00290962" style:font-size-asian="10.5pt" style:font-size-complex="12pt"/>
    </style:style>
    <style:style style:name="P44" style:family="paragraph" style:parent-style-name="Standard">
      <style:paragraph-properties fo:text-align="start" style:justify-single-word="false"/>
      <style:text-properties fo:font-size="12pt" officeooo:rsid="00224f09" officeooo:paragraph-rsid="00224f09" style:font-size-asian="10.5pt" style:font-size-complex="12pt"/>
    </style:style>
    <style:style style:name="P45" style:family="paragraph" style:parent-style-name="Standard">
      <style:paragraph-properties fo:text-align="start" style:justify-single-word="false"/>
      <style:text-properties fo:font-size="12pt" officeooo:rsid="00224f09" officeooo:paragraph-rsid="002c590c" style:font-size-asian="10.5pt" style:font-size-complex="12pt"/>
    </style:style>
    <style:style style:name="P46" style:family="paragraph" style:parent-style-name="Standard">
      <style:paragraph-properties fo:text-align="start" style:justify-single-word="false"/>
      <style:text-properties fo:font-size="12pt" officeooo:rsid="0024163e" officeooo:paragraph-rsid="0024163e" style:font-size-asian="10.5pt" style:font-size-complex="12pt"/>
    </style:style>
    <style:style style:name="P47" style:family="paragraph" style:parent-style-name="Standard">
      <style:paragraph-properties fo:text-align="start" style:justify-single-word="false"/>
      <style:text-properties fo:font-size="12pt" officeooo:rsid="0024ef16" officeooo:paragraph-rsid="0024ef16" style:font-size-asian="10.5pt" style:font-size-complex="12pt"/>
    </style:style>
    <style:style style:name="P48" style:family="paragraph" style:parent-style-name="Standard">
      <style:paragraph-properties fo:text-align="start" style:justify-single-word="false"/>
      <style:text-properties fo:font-size="12pt" officeooo:rsid="0024ef16" officeooo:paragraph-rsid="00224f09" style:font-size-asian="10.5pt" style:font-size-complex="12pt"/>
    </style:style>
    <style:style style:name="P49" style:family="paragraph" style:parent-style-name="Standard">
      <style:paragraph-properties fo:text-align="center" style:justify-single-word="false"/>
      <style:text-properties fo:font-size="12pt" officeooo:rsid="002bac31" officeooo:paragraph-rsid="002bac31" style:font-size-asian="10.5pt" style:font-size-complex="12pt"/>
    </style:style>
    <style:style style:name="P50" style:family="paragraph" style:parent-style-name="Standard">
      <style:paragraph-properties fo:text-align="start" style:justify-single-word="false"/>
      <style:text-properties fo:font-size="12pt" officeooo:rsid="002c590c" officeooo:paragraph-rsid="002c590c" style:font-size-asian="10.5pt" style:font-size-complex="12pt"/>
    </style:style>
    <style:style style:name="P51" style:family="paragraph" style:parent-style-name="Standard">
      <style:paragraph-properties fo:text-align="start" style:justify-single-word="false"/>
      <style:text-properties fo:font-size="12pt" officeooo:rsid="002fc3c0" officeooo:paragraph-rsid="002fc3c0" style:font-size-asian="10.5pt" style:font-size-complex="12pt"/>
    </style:style>
    <style:style style:name="P52" style:family="paragraph" style:parent-style-name="Standard">
      <style:paragraph-properties fo:text-align="start" style:justify-single-word="false"/>
      <style:text-properties fo:font-size="12pt" officeooo:rsid="002fc3c0" officeooo:paragraph-rsid="003107e7" style:font-size-asian="10.5pt" style:font-size-complex="12pt"/>
    </style:style>
    <style:style style:name="P53" style:family="paragraph" style:parent-style-name="Standard">
      <style:paragraph-properties fo:text-align="start" style:justify-single-word="false"/>
      <style:text-properties fo:font-size="12pt" officeooo:rsid="002fc3c0" officeooo:paragraph-rsid="00376501" style:font-size-asian="10.5pt" style:font-size-complex="12pt"/>
    </style:style>
    <style:style style:name="P54" style:family="paragraph" style:parent-style-name="Standard">
      <style:paragraph-properties fo:text-align="start" style:justify-single-word="false"/>
      <style:text-properties fo:font-size="12pt" officeooo:rsid="002fc3c0" officeooo:paragraph-rsid="0039113e" style:font-size-asian="10.5pt" style:font-size-complex="12pt"/>
    </style:style>
    <style:style style:name="P55" style:family="paragraph" style:parent-style-name="Standard">
      <style:paragraph-properties fo:text-align="start" style:justify-single-word="false"/>
      <style:text-properties fo:font-size="12pt" officeooo:rsid="002dd321" officeooo:paragraph-rsid="002fc3c0" style:font-size-asian="10.5pt" style:font-size-complex="12pt"/>
    </style:style>
    <style:style style:name="P56" style:family="paragraph" style:parent-style-name="Standard">
      <style:paragraph-properties fo:text-align="start" style:justify-single-word="false"/>
      <style:text-properties fo:font-size="12pt" officeooo:rsid="00376501" officeooo:paragraph-rsid="00376501" style:font-size-asian="10.5pt" style:font-size-complex="12pt"/>
    </style:style>
    <style:style style:name="P57" style:family="paragraph" style:parent-style-name="Standard">
      <style:paragraph-properties fo:text-align="start" style:justify-single-word="false"/>
      <style:text-properties fo:font-size="12pt" officeooo:rsid="0039113e" officeooo:paragraph-rsid="0039113e" style:font-size-asian="10.5pt" style:font-size-complex="12pt"/>
    </style:style>
    <style:style style:name="P58" style:family="paragraph" style:parent-style-name="Standard">
      <style:paragraph-properties fo:text-align="start" style:justify-single-word="false"/>
      <style:text-properties fo:font-size="12pt" officeooo:rsid="00398534" officeooo:paragraph-rsid="00398534" style:font-size-asian="10.5pt" style:font-size-complex="12pt"/>
    </style:style>
    <style:style style:name="P59" style:family="paragraph" style:parent-style-name="Standard">
      <style:paragraph-properties fo:text-align="start" style:justify-single-word="false"/>
      <style:text-properties fo:font-size="12pt" officeooo:rsid="003a810f" officeooo:paragraph-rsid="00398534" style:font-size-asian="10.5pt" style:font-size-complex="12pt"/>
    </style:style>
    <style:style style:name="P60" style:family="paragraph" style:parent-style-name="Standard">
      <style:paragraph-properties fo:text-align="start" style:justify-single-word="false"/>
      <style:text-properties fo:font-size="12pt" officeooo:rsid="003a810f" officeooo:paragraph-rsid="003a810f" style:font-size-asian="10.5pt" style:font-size-complex="12pt"/>
    </style:style>
    <style:style style:name="P61" style:family="paragraph" style:parent-style-name="Standard">
      <style:paragraph-properties fo:text-align="start" style:justify-single-word="false"/>
      <style:text-properties fo:font-size="12pt" officeooo:rsid="003cab1e" officeooo:paragraph-rsid="003cab1e" style:font-size-asian="10.5pt" style:font-size-complex="12pt"/>
    </style:style>
    <style:style style:name="P62" style:family="paragraph" style:parent-style-name="Standard">
      <style:paragraph-properties fo:text-align="start" style:justify-single-word="false"/>
      <style:text-properties officeooo:rsid="001c0c7d" officeooo:paragraph-rsid="001c0c7d"/>
    </style:style>
    <style:style style:name="P63" style:family="paragraph" style:parent-style-name="Standard">
      <style:paragraph-properties fo:text-align="start" style:justify-single-word="false"/>
      <style:text-properties fo:font-size="15pt" officeooo:rsid="001c0e80" officeooo:paragraph-rsid="001c0e80" style:font-size-asian="15pt" style:font-size-complex="15pt"/>
    </style:style>
    <style:style style:name="P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officeooo:rsid="00335cf5" officeooo:paragraph-rsid="00335cf5" style:font-size-asian="10.5pt" style:font-size-complex="12pt"/>
    </style:style>
    <style:style style:name="P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officeooo:rsid="003558d4" officeooo:paragraph-rsid="003558d4" style:font-size-asian="10.5pt" style:font-size-complex="12pt"/>
    </style:style>
    <style:style style:name="P66" style:family="paragraph" style:parent-style-name="Standard">
      <style:paragraph-properties fo:text-align="start" style:justify-single-word="false" fo:padding-left="0cm" fo:padding-right="0cm" fo:padding-top="0cm" fo:padding-bottom="0.074cm" fo:border-left="none" fo:border-right="none" fo:border-top="none" fo:border-bottom="0.99pt solid #000000" style:join-border="false"/>
      <style:text-properties fo:font-size="12pt" officeooo:rsid="00335cf5" officeooo:paragraph-rsid="00335cf5" style:font-size-asian="10.5pt" style:font-size-complex="12pt"/>
    </style:style>
    <style:style style:name="P67" style:family="paragraph" style:parent-style-name="Standard" style:list-style-name="L1">
      <style:paragraph-properties fo:text-align="start" style:justify-single-word="false"/>
      <style:text-properties officeooo:rsid="001c93ca" officeooo:paragraph-rsid="001c93ca"/>
    </style:style>
    <style:style style:name="P68" style:family="paragraph" style:parent-style-name="Standard" style:list-style-name="L2">
      <style:paragraph-properties fo:text-align="start" style:justify-single-word="false"/>
      <style:text-properties officeooo:rsid="001b749d" officeooo:paragraph-rsid="001b749d"/>
    </style:style>
    <style:style style:name="P69" style:family="paragraph" style:parent-style-name="Standard" style:list-style-name="L3">
      <style:paragraph-properties fo:text-align="start" style:justify-single-word="false"/>
      <style:text-properties officeooo:rsid="001b749d" officeooo:paragraph-rsid="001b749d"/>
    </style:style>
    <style:style style:name="P70" style:family="paragraph" style:parent-style-name="Standard" style:list-style-name="L3">
      <style:paragraph-properties fo:text-align="start" style:justify-single-word="false"/>
      <style:text-properties officeooo:rsid="001c0c7d" officeooo:paragraph-rsid="001c0c7d"/>
    </style:style>
    <style:style style:name="P71" style:family="paragraph" style:parent-style-name="Standard" style:list-style-name="L3">
      <style:paragraph-properties fo:text-align="start" style:justify-single-word="false"/>
      <style:text-properties officeooo:rsid="001c0e80" officeooo:paragraph-rsid="001c0e80"/>
    </style:style>
    <style:style style:name="P72" style:family="paragraph" style:parent-style-name="Standard" style:list-style-name="L4">
      <style:paragraph-properties fo:text-align="start" style:justify-single-word="false"/>
      <style:text-properties officeooo:rsid="001c0e80" officeooo:paragraph-rsid="001c0e80"/>
    </style:style>
    <style:style style:name="P73" style:family="paragraph" style:parent-style-name="Standard" style:list-style-name="L5">
      <style:paragraph-properties fo:text-align="start" style:justify-single-word="false"/>
      <style:text-properties fo:font-size="12pt" officeooo:rsid="001c93ca" officeooo:paragraph-rsid="001c93ca" style:font-size-asian="12pt" style:font-size-complex="12pt"/>
    </style:style>
    <style:style style:name="P74" style:family="paragraph" style:parent-style-name="Standard" style:list-style-name="L5">
      <style:paragraph-properties fo:text-align="start" style:justify-single-word="false"/>
      <style:text-properties fo:font-size="12pt" officeooo:rsid="001c93ca" officeooo:paragraph-rsid="001db25f" style:font-size-asian="12pt" style:font-size-complex="12pt"/>
    </style:style>
    <style:style style:name="P75" style:family="paragraph" style:parent-style-name="Standard" style:list-style-name="L5">
      <style:paragraph-properties fo:text-align="start" style:justify-single-word="false"/>
      <style:text-properties fo:font-size="12pt" officeooo:rsid="001db25f" officeooo:paragraph-rsid="001e52ee" style:font-size-asian="12pt" style:font-size-complex="12pt"/>
    </style:style>
    <style:style style:name="P76" style:family="paragraph" style:parent-style-name="Standard" style:list-style-name="L9">
      <style:paragraph-properties fo:text-align="start" style:justify-single-word="false"/>
      <style:text-properties fo:font-size="12pt" officeooo:rsid="00217a2b" officeooo:paragraph-rsid="00217a2b" style:font-size-asian="10.5pt" style:font-size-complex="12pt"/>
    </style:style>
    <style:style style:name="P77" style:family="paragraph" style:parent-style-name="Standard" style:list-style-name="L10">
      <style:paragraph-properties fo:text-align="start" style:justify-single-word="false"/>
      <style:text-properties fo:font-size="12pt" officeooo:rsid="00217a2b" officeooo:paragraph-rsid="00217a2b" style:font-size-asian="10.5pt" style:font-size-complex="12pt"/>
    </style:style>
    <style:style style:name="P78" style:family="paragraph" style:parent-style-name="Standard" style:list-style-name="L11">
      <style:paragraph-properties fo:text-align="start" style:justify-single-word="false"/>
      <style:text-properties fo:font-size="12pt" officeooo:rsid="00217a2b" officeooo:paragraph-rsid="00217a2b" style:font-size-asian="10.5pt" style:font-size-complex="12pt"/>
    </style:style>
    <style:style style:name="P79" style:family="paragraph" style:parent-style-name="Standard" style:list-style-name="L12">
      <style:paragraph-properties fo:text-align="start" style:justify-single-word="false"/>
      <style:text-properties fo:font-size="12pt" officeooo:rsid="00217a2b" officeooo:paragraph-rsid="00217a2b" style:font-size-asian="10.5pt" style:font-size-complex="12pt"/>
    </style:style>
    <style:style style:name="P80" style:family="paragraph" style:parent-style-name="Standard" style:list-style-name="L13">
      <style:paragraph-properties fo:text-align="start" style:justify-single-word="false"/>
      <style:text-properties fo:font-size="12pt" officeooo:rsid="00224f09" officeooo:paragraph-rsid="00224f09" style:font-size-asian="10.5pt" style:font-size-complex="12pt"/>
    </style:style>
    <style:style style:name="P81" style:family="paragraph" style:parent-style-name="Standard" style:list-style-name="L14">
      <style:paragraph-properties fo:text-align="start" style:justify-single-word="false"/>
      <style:text-properties fo:font-size="12pt" officeooo:rsid="00224f09" officeooo:paragraph-rsid="00224f09" style:font-size-asian="10.5pt" style:font-size-complex="12pt"/>
    </style:style>
    <style:style style:name="P82" style:family="paragraph" style:parent-style-name="Standard" style:list-style-name="L15">
      <style:paragraph-properties fo:text-align="start" style:justify-single-word="false"/>
      <style:text-properties fo:font-size="12pt" officeooo:rsid="002c590c" officeooo:paragraph-rsid="002c590c" style:font-size-asian="10.5pt" style:font-size-complex="12pt"/>
    </style:style>
    <style:style style:name="P83" style:family="paragraph" style:parent-style-name="Standard" style:list-style-name="L15">
      <style:paragraph-properties fo:text-align="start" style:justify-single-word="false"/>
      <style:text-properties fo:font-size="12pt" officeooo:rsid="002c590c" officeooo:paragraph-rsid="004167b2" style:font-size-asian="10.5pt" style:font-size-complex="12pt"/>
    </style:style>
    <style:style style:name="P84" style:family="paragraph" style:parent-style-name="Standard" style:list-style-name="L16">
      <style:paragraph-properties fo:text-align="start" style:justify-single-word="false"/>
      <style:text-properties fo:font-size="12pt" officeooo:rsid="002c590c" officeooo:paragraph-rsid="002c590c" style:font-size-asian="10.5pt" style:font-size-complex="12pt"/>
    </style:style>
    <style:style style:name="P85" style:family="paragraph" style:parent-style-name="Standard" style:list-style-name="L17">
      <style:paragraph-properties fo:text-align="start" style:justify-single-word="false"/>
      <style:text-properties fo:font-size="12pt" officeooo:rsid="002fc3c0" officeooo:paragraph-rsid="002fc3c0" style:font-size-asian="10.5pt" style:font-size-complex="12pt"/>
    </style:style>
    <style:style style:name="P86" style:family="paragraph" style:parent-style-name="Standard" style:list-style-name="L18">
      <style:paragraph-properties fo:text-align="start" style:justify-single-word="false"/>
      <style:text-properties fo:font-size="12pt" officeooo:rsid="00398534" officeooo:paragraph-rsid="00398534" style:font-size-asian="10.5pt" style:font-size-complex="12pt"/>
    </style:style>
    <style:style style:name="P87" style:family="paragraph" style:parent-style-name="Standard" style:list-style-name="L6">
      <style:paragraph-properties fo:text-align="start" style:justify-single-word="false"/>
      <style:text-properties fo:font-size="14pt" officeooo:rsid="001e52ee" officeooo:paragraph-rsid="001e52ee" style:font-size-asian="12.25pt" style:font-size-complex="14pt"/>
    </style:style>
    <style:style style:name="P88" style:family="paragraph" style:parent-style-name="Standard" style:list-style-name="L7">
      <style:paragraph-properties fo:text-align="start" style:justify-single-word="false"/>
      <style:text-properties fo:font-size="14pt" officeooo:rsid="002153ea" officeooo:paragraph-rsid="002153ea" style:font-size-asian="12.25pt" style:font-size-complex="14pt"/>
    </style:style>
    <style:style style:name="P89" style:family="paragraph" style:parent-style-name="Standard" style:list-style-name="L8">
      <style:paragraph-properties fo:text-align="start" style:justify-single-word="false"/>
      <style:text-properties fo:font-size="14pt" officeooo:rsid="002153ea" officeooo:paragraph-rsid="002153ea" style:font-size-asian="12.25pt" style:font-size-complex="14pt"/>
    </style:style>
    <style:style style:name="P90" style:family="paragraph" style:parent-style-name="Standard" style:list-style-name="L15">
      <style:paragraph-properties fo:text-align="start" style:justify-single-word="false"/>
      <style:text-properties fo:font-size="14pt" officeooo:rsid="002c590c" officeooo:paragraph-rsid="002c590c" style:font-size-asian="12.25pt" style:font-size-complex="14pt"/>
    </style:style>
    <style:style style:name="P91" style:family="paragraph" style:parent-style-name="Standard" style:list-style-name="L6">
      <style:paragraph-properties fo:text-align="start" style:justify-single-word="false"/>
      <style:text-properties officeooo:paragraph-rsid="001e52ee"/>
    </style:style>
    <style:style style:name="T1" style:family="text">
      <style:text-properties officeooo:rsid="001b749d"/>
    </style:style>
    <style:style style:name="T2" style:family="text">
      <style:text-properties officeooo:rsid="001c0e80"/>
    </style:style>
    <style:style style:name="T3" style:family="text">
      <style:text-properties officeooo:rsid="001c93ca"/>
    </style:style>
    <style:style style:name="T4" style:family="text">
      <style:text-properties fo:font-size="14pt" officeooo:rsid="001c93ca" style:font-size-asian="12.25pt" style:font-size-complex="14pt"/>
    </style:style>
    <style:style style:name="T5" style:family="text">
      <style:text-properties fo:font-size="12pt" style:font-size-asian="10.5pt" style:font-size-complex="12pt"/>
    </style:style>
    <style:style style:name="T6" style:family="text">
      <style:text-properties fo:font-size="12pt" officeooo:rsid="001e52ee" style:font-size-asian="10.5pt" style:font-size-complex="12pt"/>
    </style:style>
    <style:style style:name="T7" style:family="text">
      <style:text-properties fo:font-size="12pt" officeooo:rsid="002153ea" style:font-size-asian="10.5pt" style:font-size-complex="12pt"/>
    </style:style>
    <style:style style:name="T8" style:family="text">
      <style:text-properties fo:font-size="12pt" officeooo:rsid="0024ef16" style:font-size-asian="10.5pt" style:font-size-complex="12pt"/>
    </style:style>
    <style:style style:name="T9" style:family="text">
      <style:text-properties fo:font-size="12pt" officeooo:rsid="002837ba" style:font-size-asian="10.5pt" style:font-size-complex="12pt"/>
    </style:style>
    <style:style style:name="T10" style:family="text">
      <style:text-properties fo:font-size="12pt" officeooo:rsid="002dd321" style:font-size-asian="10.5pt" style:font-size-complex="12pt"/>
    </style:style>
    <style:style style:name="T11" style:family="text">
      <style:text-properties fo:font-size="12pt" officeooo:rsid="002fc3c0" style:font-size-asian="10.5pt" style:font-size-complex="12pt"/>
    </style:style>
    <style:style style:name="T12" style:family="text">
      <style:text-properties fo:font-size="12pt" officeooo:rsid="003a810f" style:font-size-asian="10.5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bold" officeooo:rsid="001e52ee" style:font-size-asian="10.5pt" style:font-weight-asian="bold" style:font-size-complex="12pt" style:font-weight-complex="bold"/>
    </style:style>
    <style:style style:name="T15" style:family="text">
      <style:text-properties fo:font-size="12pt" fo:font-weight="bold" officeooo:rsid="002153ea" style:font-size-asian="10.5pt" style:font-weight-asian="bold" style:font-size-complex="12pt" style:font-weight-complex="bold"/>
    </style:style>
    <style:style style:name="T16" style:family="text">
      <style:text-properties officeooo:rsid="001db25f"/>
    </style:style>
    <style:style style:name="T17" style:family="text">
      <style:text-properties officeooo:rsid="001e52ee"/>
    </style:style>
    <style:style style:name="T18" style:family="text">
      <style:text-properties officeooo:rsid="00201dcd"/>
    </style:style>
    <style:style style:name="T19" style:family="text">
      <style:text-properties fo:font-size="15pt" style:font-size-asian="15pt" style:font-size-complex="15pt"/>
    </style:style>
    <style:style style:name="T20" style:family="text">
      <style:text-properties fo:font-size="15pt" fo:font-weight="bold" style:font-size-asian="15pt" style:font-weight-asian="bold" style:font-size-complex="15pt" style:font-weight-complex="bold"/>
    </style:style>
    <style:style style:name="T21" style:family="text">
      <style:text-properties officeooo:rsid="0024163e"/>
    </style:style>
    <style:style style:name="T22" style:family="text">
      <style:text-properties fo:font-size="16pt" style:font-size-asian="16pt" style:font-size-complex="16pt"/>
    </style:style>
    <style:style style:name="T23" style:family="text">
      <style:text-properties fo:font-size="16pt" officeooo:rsid="002dd321" style:font-size-asian="16pt" style:font-size-complex="16pt"/>
    </style:style>
    <style:style style:name="T24" style:family="text">
      <style:text-properties officeooo:rsid="002dd321"/>
    </style:style>
    <style:style style:name="T25" style:family="text">
      <style:text-properties officeooo:rsid="00335cf5"/>
    </style:style>
    <style:style style:name="T26" style:family="text">
      <style:text-properties officeooo:rsid="0039113e"/>
    </style:style>
    <style:style style:name="T27" style:family="text">
      <style:text-properties officeooo:rsid="003e3a6c"/>
    </style:style>
    <style:style style:name="T2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92cm" fo:text-indent="-0.635cm" fo:margin-left="9.59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span text:style-name="T1">PYTHON</text:span></text:p>
      <text:p text:style-name="P1"/>
      <text:p text:style-name="P10">Importante:</text:p>
      <text:list xml:id="list165465937" text:style-name="L1">
        <text:list-item>
          <text:p text:style-name="P67">Todas las palabras reservadas van en minuscula</text:p>
        </text:list-item>
      </text:list>
      <text:p text:style-name="P1"/>
      <text:p text:style-name="P7">Tipos de datos <text:span text:style-name="T2">numéricos</text:span>: </text:p>
      <text:p text:style-name="P7"/>
      <text:list xml:id="list2388227031" text:style-name="L2">
        <text:list-item>
          <text:p text:style-name="P68">enteros</text:p>
        </text:list-item>
        <text:list-item>
          <text:p text:style-name="P68">decimales</text:p>
        </text:list-item>
        <text:list-item>
          <text:p text:style-name="P68"><text:span text:style-name="T2">números</text:span> complejos</text:p>
        </text:list-item>
      </text:list>
      <text:p text:style-name="P3"/>
      <text:p text:style-name="P3">&gt;&gt;&gt; 3 ----------------------------------------------------- Numero entero<text:tab/><text:tab/><text:tab/></text:p>
      <text:p text:style-name="P3">&gt;&gt;&gt; 3.2 --------------------------------------------------- Numero decimal</text:p>
      <text:p text:style-name="P3">&gt;&gt;&gt; 3,2 --------------------------------------------------- Python entiende esto como 2 <text:span text:style-name="T27">números</text:span> diferentes</text:p>
      <text:p text:style-name="P3"/>
      <text:p text:style-name="P3">Operaciones <text:span text:style-name="T2">Básicas</text:span>:</text:p>
      <text:list xml:id="list4095049996" text:style-name="L3">
        <text:list-item>
          <text:p text:style-name="P69">Suma<text:tab/><text:tab/><text:tab/><text:tab/>(+)</text:p>
        </text:list-item>
        <text:list-item>
          <text:p text:style-name="P69">Resta<text:tab/><text:tab/><text:tab/><text:tab/>(-) </text:p>
        </text:list-item>
        <text:list-item>
          <text:p text:style-name="P69"><text:span text:style-name="T27">Multiplicación</text:span><text:tab/><text:tab/><text:tab/>(*)<text:tab/><text:tab/><text:tab/></text:p>
        </text:list-item>
        <text:list-item>
          <text:p text:style-name="P69"><text:span text:style-name="T27">División</text:span><text:tab/><text:tab/><text:tab/>(/)</text:p>
        </text:list-item>
        <text:list-item>
          <text:p text:style-name="P69">Cociente<text:tab/><text:tab/><text:tab/>(//)</text:p>
        </text:list-item>
        <text:list-item>
          <text:p text:style-name="P69">Resto<text:tab/><text:tab/><text:tab/><text:tab/>(%)</text:p>
        </text:list-item>
        <text:list-item>
          <text:p text:style-name="P70">Potencia <text:tab/><text:tab/><text:tab/>(**)<text:tab/>/ pow (x,y) <text:s/>/ <text:s/>pow (x,y,z)</text:p>
        </text:list-item>
        <text:list-item>
          <text:p text:style-name="P70">Redondeo<text:tab/><text:tab/><text:tab/>round(x)</text:p>
        </text:list-item>
        <text:list-item>
          <text:p text:style-name="P71">Valor Absoluto<text:tab/><text:tab/>abs(x)</text:p>
        </text:list-item>
      </text:list>
      <text:p text:style-name="P3"/>
      <text:p text:style-name="P3">Dividir por cero genera error</text:p>
      <text:p text:style-name="P3"/>
      <text:p text:style-name="P3">&gt;&gt;&gt; (5+8) / (7-2)<text:tab/><text:tab/>Resultado: 2.6</text:p>
      <text:p text:style-name="P3">&gt;&gt;&gt; 3+-+4<text:tab/><text:tab/><text:tab/>Resultado: -1<text:tab/></text:p>
      <text:p text:style-name="P3">&gt;&gt;&gt; 3-+-+4<text:tab/><text:tab/><text:tab/>Resultado: 7</text:p>
      <text:p text:style-name="P3">&gt;&gt;&gt; 3*/4<text:tab/><text:tab/><text:tab/>ERROR → No es posible escribir multiplicaciones y divisiones seguidas.</text:p>
      <text:p text:style-name="P3">&gt;&gt;&gt; 10 // 3<text:tab/><text:tab/><text:tab/>Calcula el cociente de una <text:span text:style-name="T27">división</text:span> el cual siempre sera entero </text:p>
      <text:p text:style-name="P3">&gt;&gt;&gt; 20 // 6.0<text:tab/><text:tab/><text:tab/>Resultado: 3.0<text:tab/></text:p>
      <text:p text:style-name="P3">&gt;&gt;&gt; 26 // 5 / 2<text:tab/><text:tab/><text:tab/>El operador cociente tiene la misma prioridad que la <text:span text:style-name="T27">división</text:span></text:p>
      <text:p text:style-name="P3">&gt;&gt;&gt; 10 % 3 <text:tab/><text:tab/><text:tab/>Resultado: 1 ---- El operador resto tiene la misma prioridad que la div</text:p>
      <text:p text:style-name="P62">&gt;&gt;&gt; divmod(x, y)<text:tab/><text:tab/>Devuelve una tupla formada por el cociente y resto de la división </text:p>
      <text:p text:style-name="P62">&gt;&gt;&gt; 2 ** 3 <text:tab/><text:tab/><text:tab/>Resultado: 8</text:p>
      <text:p text:style-name="P62">&gt;&gt;&gt; pow(2, 3)<text:tab/><text:tab/><text:tab/>Resultado: 8</text:p>
      <text:p text:style-name="P62">&gt;&gt;&gt; pow(2, 3, 5)<text:tab/><text:tab/>Resultado: 3</text:p>
      <text:p text:style-name="P62">&gt;&gt;&gt; round(4.35) <text:tab/><text:tab/>Resultado: 4</text:p>
      <text:p text:style-name="P62">&gt;&gt;&gt; round(-4.62) <text:tab/><text:tab/>Resultado: -5</text:p>
      <text:p text:style-name="P6">&gt;&gt;&gt; abs(-6)<text:tab/><text:tab/><text:tab/>Resultado: -6</text:p>
      <text:p text:style-name="P6"/>
      <text:p text:style-name="P6"/>
      <text:p text:style-name="P4"/>
      <text:p text:style-name="P5"/>
      <text:p text:style-name="P5"><text:soft-page-break/></text:p>
      <text:p text:style-name="P5"/>
      <text:p text:style-name="P5"/>
      <text:p text:style-name="P63">MENSAJES A PANTALLA:</text:p>
      <text:p text:style-name="P5"/>
      <text:p text:style-name="P6">Comandos:</text:p>
      <text:p text:style-name="P5"/>
      <text:p text:style-name="P10">&gt;&gt;&gt;end<text:tab/><text:tab/><text:tab/>Sirve para no agregar un salto de linea entre mensajes.</text:p>
      <text:p text:style-name="P10"/>
      <text:list xml:id="list2574187942" text:style-name="L4">
        <text:list-item>
          <text:p text:style-name="P72">print(“mensaje”)</text:p>
        </text:list-item>
        <text:list-item>
          <text:p text:style-name="P72">print(‘mensaje’)</text:p>
        </text:list-item>
        <text:list-item>
          <text:p text:style-name="P72">print(“mensaje1”,”mensaje2”)</text:p>
        </text:list-item>
        <text:list-item>
          <text:p text:style-name="P72">print(“mensaje1” “mensaje2”)</text:p>
        </text:list-item>
        <text:list-item>
          <text:p text:style-name="P72">print()</text:p>
        </text:list-item>
        <text:list-item>
          <text:p text:style-name="P72">print(“mensaje1”, end=””)</text:p>
        </text:list-item>
        <text:list-item>
          <text:p text:style-name="P72">print(“mensaje1”, end=” ”)<text:tab/><text:tab/><text:tab/><text:tab/></text:p>
        </text:list-item>
      </text:list>
      <text:p text:style-name="P6"/>
      <text:p text:style-name="P6">Valor por parametro <text:span text:style-name="T3">end puede ser una cadena f</text:span>:</text:p>
      <text:p text:style-name="P6"><text:tab/><text:span text:style-name="T3">texto = “ y “</text:span></text:p>
      <text:p text:style-name="P6"><text:tab/><text:span text:style-name="T3">print(“mensaje1”, end=f”{texto}”)</text:span></text:p>
      <text:p text:style-name="P6"/>
      <text:p text:style-name="P10">Para incluir variables o expresiones dentro de un print() se debe usar “,” / “<text:span text:style-name="T18">+”</text:span></text:p>
      <text:p text:style-name="P10"/>
      <text:p text:style-name="P10"><text:tab/>print(“mensaje1”, variable1, “mensaje2”, variable2, “mensaje3”)</text:p>
      <text:p text:style-name="P10"><text:tab/>print(f”mensaje1, {variable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1">CICLOS:</text:p>
      <text:p text:style-name="P11"/>
      <text:list xml:id="list1940749329" text:style-name="L5">
        <text:list-item>
          <text:p text:style-name="P73"><text:span text:style-name="T20">For:</text:span> Los ciclos for permiten ejecutar una o varias instrucciones de forma iterativa, una vez por cada elemento en la colección.</text:p>
          <text:p text:style-name="P73"/>
          <text:p text:style-name="P74">Las colecciones pueden ser de varios tipos, el for puede recibir una colección predefinida o directamente de la salida de una funcion.</text:p>
          <text:p text:style-name="P74"/>
          <text:p text:style-name="P74"/>
          <text:p text:style-name="P74"><text:span text:style-name="T16">for</text:span> <text:span text:style-name="T16">&lt;elementos&gt; in &lt;iterable&gt; :</text:span></text:p>
          <text:list>
            <text:list-header>
              <text:p text:style-name="P75">&lt;codigo<text:span text:style-name="T17">&gt;</text:span><text:span text:style-name="T4"><text:tab/></text:span></text:p>
            </text:list-header>
          </text:list>
        </text:list-item>
      </text:list>
      <text:p text:style-name="P23"/>
      <text:p text:style-name="P23"><text:tab/><text:tab/><text:span text:style-name="T14">range:</text:span><text:span text:style-name="T6"> El tipo de dato range puede aceptar hasta 3 </text:span><text:span text:style-name="T9">parámetros</text:span><text:span text:style-name="T6">:</text:span></text:p>
      <text:list xml:id="list4246852285" text:style-name="L6">
        <text:list-item>
          <text:list>
            <text:list-item>
              <text:p text:style-name="P87"><text:span text:style-name="T5">range(max): Un iterable de </text:span><text:span text:style-name="T9">números</text:span><text:span text:style-name="T5"> enteros consecutivos que empieza en 0 y acaba en max-1.</text:span></text:p>
            </text:list-item>
            <text:list-item>
              <text:p text:style-name="P87"><text:span text:style-name="T5">range(min, max): Un iterable de </text:span><text:span text:style-name="T9">números</text:span><text:span text:style-name="T5"> enteros consecutivos que empieza en min y acaba en max-1.</text:span></text:p>
            </text:list-item>
            <text:list-item>
              <text:p text:style-name="P91"><text:span text:style-name="T5">range(min, max, step): Un iterable de </text:span><text:span text:style-name="T9">números</text:span><text:span text:style-name="T5"> enteros consecutivos que empieza en min, acaba en max-1 y los valores se van incrementando de step en step.</text:span></text:p>
            </text:list-item>
          </text:list>
        </text:list-item>
      </text:list>
      <text:p text:style-name="P37"/>
      <text:p text:style-name="P2"><text:span text:style-name="T5"><text:tab/><text:tab/></text:span><text:span text:style-name="T15">break:</text:span><text:span text:style-name="T7"> se utiliza para finalizar y salir del bucle, por ejemplo, si se cumple alguna <text:tab/><text:tab/><text:tab/><text:tab/></text:span><text:span text:style-name="T9">condición.</text:span></text:p>
      <text:p text:style-name="P38"/>
      <text:p text:style-name="P2"><text:span text:style-name="T7"><text:tab/><text:tab/></text:span><text:span text:style-name="T15">continue: </text:span><text:span text:style-name="T7">salta al siguiente paso de la </text:span><text:span text:style-name="T9">iteración</text:span><text:span text:style-name="T7">, ignorando todas las sentencias que le <text:tab/><text:tab/><text:tab/>siguen y que forman parte del club. <text:s text:c="2"/></text:span></text:p>
      <text:p text:style-name="P38"/>
      <text:p text:style-name="P2"><text:span text:style-name="T7"><text:tab/><text:tab/></text:span><text:span text:style-name="T15">else:</text:span><text:span text:style-name="T7"> Se ejecutara siempre y cuando no se haya ejecutado la sentencia break dentro del <text:tab/><text:tab/><text:tab/>bloque for. <text:s/></text:span></text:p>
      <text:p text:style-name="P37"/>
      <text:p text:style-name="P22"><text:tab/><text:span text:style-name="T6">for &lt;elementos&gt; in range(&lt;rango&gt;):</text:span></text:p>
      <text:p text:style-name="P40"><text:tab/><text:tab/>&lt;codigo&gt;</text:p>
      <text:p text:style-name="P40"><text:tab/><text:tab/></text:p>
      <text:p text:style-name="P40"/>
      <text:p text:style-name="P25"><text:span text:style-name="T6"><text:tab/></text:span><text:span text:style-name="T5">EJEMPLOS:</text:span></text:p>
      <text:p text:style-name="P39"><text:tab/></text:p>
      <text:p text:style-name="P39"><text:tab/>for _ in mi_Lista: </text:p>
      <text:p text:style-name="P39"><text:tab/><text:tab/>cont += 1</text:p>
      <text:p text:style-name="P39"><text:tab/>return cont</text:p>
      <text:p text:style-name="P41"/>
      <text:p text:style-name="P24"><text:tab/><text:span text:style-name="T7">for e in colección:</text:span></text:p>
      <text:p text:style-name="P38"><text:tab/><text:tab/>if e == 7:</text:p>
      <text:p text:style-name="P38"><text:tab/><text:tab/><text:tab/>break</text:p>
      <text:p text:style-name="P38"><text:tab/><text:tab/>print(e)</text:p>
      <text:p text:style-name="P38"><text:soft-page-break/></text:p>
      <text:p text:style-name="P38"/>
      <text:p text:style-name="P38"/>
      <text:p text:style-name="P38"><text:tab/>for e in colección:</text:p>
      <text:p text:style-name="P38"><text:tab/><text:tab/>if e % 2 != 0<text:tab/><text:tab/><text:tab/><text:tab/></text:p>
      <text:p text:style-name="P38"><text:tab/><text:tab/><text:tab/>continue;<text:tab/><text:tab/><text:tab/></text:p>
      <text:p text:style-name="P38"><text:tab/><text:tab/>print(e)<text:tab/><text:tab/><text:tab/><text:tab/><text:tab/></text:p>
      <text:p text:style-name="P38"><text:tab/><text:tab/><text:tab/><text:tab/><text:tab/><text:tab/><text:tab/><text:tab/></text:p>
      <text:p text:style-name="P38"><text:tab/>for n in numeros:<text:tab/><text:tab/><text:tab/><text:tab/><text:tab/></text:p>
      <text:p text:style-name="P38"><text:tab/><text:tab/>if n == 3:<text:tab/><text:tab/><text:tab/><text:tab/><text:tab/></text:p>
      <text:p text:style-name="P38"><text:tab/><text:tab/><text:tab/>break<text:tab/><text:tab/><text:tab/><text:tab/></text:p>
      <text:p text:style-name="P38"><text:tab/><text:tab/>else:<text:tab/><text:tab/><text:tab/><text:tab/><text:tab/></text:p>
      <text:p text:style-name="P38"><text:tab/><text:tab/><text:tab/>print(‘no se encontro el numero 3’)</text:p>
      <text:p text:style-name="P38"><text:tab/><text:tab/><text:tab/><text:tab/><text:tab/><text:tab/><text:tab/><text:tab/></text:p>
      <text:list xml:id="list4175056054" text:style-name="L7">
        <text:list-item>
          <text:p text:style-name="P88"><text:span text:style-name="T20">While:</text:span><text:span text:style-name="T19"> </text:span><text:span text:style-name="T5">Un bucle while permite repetir la </text:span><text:span text:style-name="T9">ejecución</text:span><text:span text:style-name="T5"> de un grupo de instrucciones mientras se cumpla una </text:span><text:span text:style-name="T9">condición</text:span><text:span text:style-name="T5"> (es decir, mientras la </text:span><text:span text:style-name="T9">condición</text:span><text:span text:style-name="T5"> tenga el valor True).</text:span></text:p>
        </text:list-item>
      </text:list>
      <text:p text:style-name="P39"><text:tab/><text:tab/><text:tab/><text:tab/><text:tab/><text:tab/><text:tab/></text:p>
      <text:p text:style-name="P25"><text:span text:style-name="T5"><text:tab/>while </text:span><text:span text:style-name="T9">condición</text:span><text:span text:style-name="T5">:<text:tab/><text:tab/><text:tab/><text:tab/></text:span></text:p>
      <text:p text:style-name="P39"><text:tab/><text:tab/>cuerpo del bucle <text:tab/><text:tab/><text:tab/></text:p>
      <text:p text:style-name="P39"><text:tab/><text:tab/><text:tab/><text:tab/><text:tab/><text:tab/><text:tab/><text:tab/></text:p>
      <text:list xml:id="list3150922575" text:style-name="L8">
        <text:list-item>
          <text:p text:style-name="P89"><text:span text:style-name="T13">else: </text:span><text:span text:style-name="T5">La sentencia else se ejecutara en cada caso del while, si y solo si la </text:span><text:span text:style-name="T9">condición</text:span><text:span text:style-name="T5"> principal es FALSE.</text:span></text:p>
        </text:list-item>
      </text:list>
      <text:p text:style-name="P39"><text:tab/><text:tab/><text:tab/><text:tab/><text:tab/><text:tab/><text:tab/></text:p>
      <text:p text:style-name="P25"><text:span text:style-name="T5"><text:tab/>while </text:span><text:span text:style-name="T9">condición</text:span><text:span text:style-name="T5">:<text:tab/><text:tab/><text:tab/><text:tab/></text:span></text:p>
      <text:p text:style-name="P39"><text:tab/><text:tab/>cuerpo del bucle <text:tab/><text:tab/><text:tab/></text:p>
      <text:p text:style-name="P39"><text:tab/>else:</text:p>
      <text:p text:style-name="P25"><text:span text:style-name="T5"><text:tab/><text:tab/></text:span><text:span text:style-name="T9">condición</text:span></text:p>
      <text:p text:style-name="P39"/>
      <text:p text:style-name="P39"><text:tab/>EJEMPLO CON ‘BREAK’</text:p>
      <text:p text:style-name="P39"><text:tab/></text:p>
      <text:p text:style-name="P25"><text:span text:style-name="T5"><text:tab/>while </text:span><text:span text:style-name="T9">condición</text:span><text:span text:style-name="T5">:</text:span></text:p>
      <text:p text:style-name="P39"><text:tab/><text:tab/>cuerpo del bucle</text:p>
      <text:p text:style-name="P25"><text:span text:style-name="T5"><text:tab/><text:tab/>if </text:span><text:span text:style-name="T9">condición</text:span><text:span text:style-name="T5">:</text:span></text:p>
      <text:p text:style-name="P39"><text:tab/><text:tab/><text:tab/>break;</text:p>
      <text:p text:style-name="P39"/>
      <text:p text:style-name="P39"><text:tab/>EJEMPLO CON ‘CONTINUE’</text:p>
      <text:p text:style-name="P39"/>
      <text:p text:style-name="P25"><text:span text:style-name="T5"><text:tab/>while </text:span><text:span text:style-name="T9">condicion</text:span><text:span text:style-name="T5">:</text:span></text:p>
      <text:p text:style-name="P39"><text:tab/><text:tab/>cuerpo del bucle</text:p>
      <text:p text:style-name="P25"><text:span text:style-name="T5"><text:tab/><text:tab/>if </text:span><text:span text:style-name="T9">condición</text:span><text:span text:style-name="T5">:</text:span></text:p>
      <text:p text:style-name="P39"><text:tab/><text:tab/><text:tab/>continue</text:p>
      <text:p text:style-name="P39"/>
      <text:p text:style-name="P39"/>
      <text:p text:style-name="P39"/>
      <text:p text:style-name="P39"/>
      <text:p text:style-name="P39"/>
      <text:p text:style-name="P39"/>
      <text:p text:style-name="P39"/>
      <text:p text:style-name="P39"><text:soft-page-break/></text:p>
      <text:p text:style-name="P39"/>
      <text:p text:style-name="P39"/>
      <text:p text:style-name="P12">CONDICIONES:</text:p>
      <text:p text:style-name="P42"/>
      <text:list xml:id="list3244143597" text:style-name="L9">
        <text:list-item>
          <text:p text:style-name="P76">IF: La estructura de control ‘if’ permite que un programa ejecute unas instrucciones cuando se cumpla una condicion.</text:p>
        </text:list-item>
      </text:list>
      <text:p text:style-name="P42"/>
      <text:p text:style-name="P42"><text:tab/>If condicion:</text:p>
      <text:p text:style-name="P42"><text:tab/><text:tab/>&lt;bloque&gt;</text:p>
      <text:p text:style-name="P42"/>
      <text:list xml:id="list3259568448" text:style-name="L10">
        <text:list-item>
          <text:p text:style-name="P77">if – else: permite que un programa ejecute unas instrucciones cuando se cumple una condicion y otras instrucciones cuando no se cumple dicha instrucción.</text:p>
        </text:list-item>
      </text:list>
      <text:p text:style-name="P43"><text:tab/><text:tab/><text:tab/><text:tab/><text:tab/><text:tab/><text:tab/><text:tab/><text:tab/><text:tab/><text:tab/></text:p>
      <text:p text:style-name="P43"><text:tab/><text:tab/>If condicion: <text:tab/><text:tab/><text:tab/><text:tab/><text:tab/><text:tab/><text:tab/><text:tab/><text:tab/></text:p>
      <text:p text:style-name="P42"><text:tab/><text:tab/><text:tab/>&lt;bloque&gt;<text:tab/><text:tab/><text:tab/><text:tab/><text:tab/><text:tab/></text:p>
      <text:p text:style-name="P42"><text:tab/><text:tab/>else:<text:tab/><text:tab/><text:tab/><text:tab/><text:tab/><text:tab/><text:tab/><text:tab/><text:tab/><text:tab/></text:p>
      <text:p text:style-name="P42"><text:tab/><text:tab/><text:tab/>&lt;bloque2&gt;<text:tab/><text:tab/><text:tab/><text:tab/><text:tab/><text:tab/><text:tab/><text:tab/></text:p>
      <text:p text:style-name="P42"><text:tab/><text:tab/><text:tab/><text:tab/><text:tab/><text:tab/><text:tab/><text:tab/><text:tab/><text:tab/><text:tab/><text:tab/></text:p>
      <text:list xml:id="list783020982" text:style-name="L11">
        <text:list-item>
          <text:p text:style-name="P78">if – elif – else: permite encadenar varias condiciones. elif = else if.</text:p>
        </text:list-item>
      </text:list>
      <text:p text:style-name="P42"><text:s/><text:tab/> <text:tab/><text:tab/><text:tab/><text:tab/><text:tab/></text:p>
      <text:p text:style-name="P42"><text:tab/><text:tab/>If condicion1:<text:tab/><text:tab/><text:tab/><text:tab/><text:tab/></text:p>
      <text:p text:style-name="P42"><text:tab/><text:tab/><text:tab/>&lt;bloque&gt;<text:tab/><text:tab/><text:tab/><text:tab/><text:tab/><text:tab/><text:tab/><text:tab/></text:p>
      <text:p text:style-name="P42"><text:tab/><text:tab/>elif condicion2:<text:tab/><text:tab/><text:tab/><text:tab/><text:tab/><text:tab/><text:tab/><text:tab/></text:p>
      <text:p text:style-name="P42"><text:tab/><text:tab/><text:tab/>&lt;bloque2&gt;<text:tab/><text:tab/><text:tab/><text:tab/><text:tab/><text:tab/><text:tab/><text:tab/></text:p>
      <text:p text:style-name="P42"><text:tab/><text:tab/>else:<text:tab/><text:tab/><text:tab/><text:tab/><text:tab/><text:tab/><text:tab/><text:tab/><text:tab/><text:tab/></text:p>
      <text:p text:style-name="P42"><text:tab/><text:tab/><text:tab/>&lt;bloque3&gt;<text:tab/><text:tab/><text:tab/><text:tab/></text:p>
      <text:p text:style-name="P42"><text:tab/><text:tab/><text:tab/><text:tab/><text:tab/><text:tab/><text:tab/></text:p>
      <text:list xml:id="list4294044639" text:style-name="L12">
        <text:list-item>
          <text:p text:style-name="P79">if – not: negacion del if.<text:tab/><text:tab/><text:tab/><text:tab/><text:tab/><text:tab/></text:p>
        </text:list-item>
      </text:list>
      <text:p text:style-name="P42"><text:tab/><text:tab/><text:tab/><text:tab/><text:tab/><text:tab/><text:tab/><text:tab/><text:tab/><text:tab/><text:tab/><text:tab/></text:p>
      <text:p text:style-name="P42"><text:tab/><text:tab/>if not condicion:<text:tab/><text:tab/><text:tab/><text:tab/></text:p>
      <text:p text:style-name="P42"><text:tab/><text:tab/><text:tab/>&lt;bloque&gt;<text:tab/><text:tab/><text:tab/><text:tab/><text:tab/><text:tab/></text:p>
      <text:p text:style-name="P42"><text:tab/><text:tab/><text:tab/><text:tab/><text:tab/><text:tab/><text:tab/><text:tab/></text:p>
      <text:p text:style-name="P42"><text:tab/><text:tab/><text:tab/><text:tab/><text:tab/><text:tab/><text:tab/><text:tab/><text:tab/><text:tab/><text:tab/><text:tab/></text:p>
      <text:p text:style-name="P42"/>
      <text:p text:style-name="P42"><text:tab/><text:tab/><text:tab/><text:tab/><text:tab/><text:tab/><text:tab/><text:tab/><text:tab/><text:tab/><text:tab/><text:tab/><text:tab/><text:tab/><text:tab/></text:p>
      <text:p text:style-name="P42"><text:tab/><text:tab/><text:tab/><text:tab/><text:tab/><text:tab/><text:tab/><text:tab/><text:tab/><text:tab/></text:p>
      <text:p text:style-name="P42"><text:tab/><text:tab/><text:tab/><text:tab/><text:tab/><text:tab/><text:tab/><text:tab/><text:tab/><text:tab/><text:tab/><text:tab/><text:tab/><text:tab/></text:p>
      <text:p text:style-name="P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2"><text:soft-page-break/><text:tab/><text:tab/><text:tab/><text:tab/><text:tab/><text:tab/><text:tab/><text:tab/><text:tab/><text:tab/><text:tab/><text:tab/><text:tab/><text:tab/><text:tab/><text:tab/><text:tab/><text:tab/><text:tab/><text:tab/><text:tab/><text:tab/><text:tab/><text:tab/><text:tab/><text:tab/><text:tab/><text:tab/><text:tab/><text:tab/></text:p>
      <text:p text:style-name="P42"><text:tab/><text:tab/><text:tab/><text:tab/><text:tab/><text:tab/><text:tab/><text:tab/><text:tab/><text:tab/><text:tab/><text:tab/><text:tab/><text:tab/><text:tab/><text:tab/><text:tab/><text:tab/><text:tab/><text:tab/><text:tab/><text:tab/><text:tab/><text:tab/><text:tab/><text:tab/><text:tab/></text:p>
      <text:p text:style-name="P13"><text:span text:style-name="T21">DECLARACIÓN</text:span> DE VARIABLES:</text:p>
      <text:p text:style-name="P44"/>
      <text:p text:style-name="P44">Las variables en Python se crean cuando se definen por primera vez, es decir, cuando se les asigna un valor por primera vez. Para asignar un valor a una variable se utiliza el operador de igualdad (=) </text:p>
      <text:p text:style-name="P44"><text:tab/><text:tab/><text:tab/><text:tab/></text:p>
      <text:p text:style-name="P44">&gt;&gt;&gt; x = 2.5<text:tab/><text:tab/><text:tab/><text:tab/><text:tab/><text:tab/><text:tab/><text:tab/></text:p>
      <text:p text:style-name="P46">&gt;&gt;&gt; a = b = c = 1<text:tab/><text:tab/><text:tab/><text:tab/><text:tab/><text:tab/><text:tab/><text:tab/><text:tab/><text:tab/><text:tab/></text:p>
      <text:p text:style-name="P46">&gt;&gt;&gt; a, b, c = 1, 2, 3<text:tab/><text:tab/><text:tab/><text:tab/><text:tab/><text:tab/><text:tab/><text:tab/><text:tab/></text:p>
      <text:p text:style-name="P44">&gt;&gt;&gt; nombre = “Nombre”<text:tab/><text:tab/><text:tab/><text:tab/><text:tab/><text:tab/><text:tab/><text:tab/><text:tab/></text:p>
      <text:p text:style-name="P44">&gt;&gt;&gt; nombre = nombre1<text:tab/><text:tab/><text:tab/>Haciendo alusion a que se hace referencia a otra variable.</text:p>
      <text:p text:style-name="P44"><text:tab/><text:tab/><text:tab/><text:tab/><text:tab/><text:tab/><text:tab/><text:tab/><text:tab/><text:tab/></text:p>
      <text:p text:style-name="P44">Borrar una variable:<text:tab/><text:tab/><text:tab/><text:tab/><text:tab/><text:tab/></text:p>
      <text:p text:style-name="P44">La instrucción ‘del’ borra completamente una variable.</text:p>
      <text:p text:style-name="P44"/>
      <text:p text:style-name="P44">&gt;&gt;&gt; nombre = “Nombre”</text:p>
      <text:p text:style-name="P44">&gt;&gt;&gt; del nombre</text:p>
      <text:p text:style-name="P44"/>
      <text:p text:style-name="P44">PALABRAS RESERVADAS:</text:p>
      <text:p text:style-name="P44">Este conjunto de palabras no puede usarse como identificador para las variables que lleguen a ser sentenciadas.</text:p>
      <text:p text:style-name="P44"/>
      <text:list xml:id="list1182867001" text:style-name="L13">
        <text:list-item>
          <text:p text:style-name="P80">False<text:tab/><text:tab/><text:tab/><text:tab/>elif<text:tab/><text:tab/><text:tab/><text:tab/>or</text:p>
        </text:list-item>
        <text:list-item>
          <text:p text:style-name="P80">None<text:tab/><text:tab/><text:tab/><text:tab/>else<text:tab/><text:tab/><text:tab/><text:tab/><text:tab/></text:p>
        </text:list-item>
        <text:list-item>
          <text:p text:style-name="P80">True<text:tab/><text:tab/><text:tab/><text:tab/>finally<text:tab/><text:tab/><text:tab/><text:tab/>raise</text:p>
        </text:list-item>
        <text:list-item>
          <text:p text:style-name="P80">and<text:tab/><text:tab/><text:tab/><text:tab/>for<text:tab/><text:tab/><text:tab/><text:tab/>return</text:p>
        </text:list-item>
        <text:list-item>
          <text:p text:style-name="P80">as<text:tab/><text:tab/><text:tab/><text:tab/>from<text:tab/><text:tab/><text:tab/><text:tab/>try</text:p>
        </text:list-item>
        <text:list-item>
          <text:p text:style-name="P80">assert<text:tab/><text:tab/><text:tab/><text:tab/>global<text:tab/><text:tab/><text:tab/><text:tab/>while</text:p>
        </text:list-item>
        <text:list-item>
          <text:p text:style-name="P80">async<text:tab/><text:tab/><text:tab/><text:tab/>if<text:tab/><text:tab/><text:tab/><text:tab/>with</text:p>
        </text:list-item>
        <text:list-item>
          <text:p text:style-name="P80">await<text:tab/><text:tab/><text:tab/><text:tab/>import<text:tab/><text:tab/><text:tab/><text:tab/>yield</text:p>
        </text:list-item>
        <text:list-item>
          <text:p text:style-name="P80">break<text:tab/><text:tab/><text:tab/><text:tab/>in</text:p>
        </text:list-item>
        <text:list-item>
          <text:p text:style-name="P80">class<text:tab/><text:tab/><text:tab/><text:tab/>is</text:p>
        </text:list-item>
        <text:list-item>
          <text:p text:style-name="P80">continue<text:tab/><text:tab/><text:tab/>lambda</text:p>
        </text:list-item>
        <text:list-item>
          <text:p text:style-name="P80">def<text:tab/><text:tab/><text:tab/><text:tab/>nonlocal</text:p>
        </text:list-item>
        <text:list-item>
          <text:p text:style-name="P80">del<text:tab/><text:tab/><text:tab/><text:tab/>not</text:p>
        </text:list-item>
      </text:list>
      <text:p text:style-name="P44"/>
      <text:p text:style-name="P44">OPERADORES:</text:p>
      <text:p text:style-name="P44">Los delimitadores son los caracteres que permiten delimitar, separar o representar expresiones. Son los siguientes:</text:p>
      <text:p text:style-name="P44"/>
      <text:list xml:id="list1216833553" text:style-name="L14">
        <text:list-item>
          <text:p text:style-name="P81">‘<text:tab/><text:tab/>“<text:tab/><text:tab/>#<text:tab/><text:tab/>\</text:p>
        </text:list-item>
        <text:list-item>
          <text:p text:style-name="P81">(<text:tab/><text:tab/>)<text:tab/><text:tab/>[<text:tab/><text:tab/>]<text:tab/><text:tab/>{<text:tab/><text:tab/>}</text:p>
        </text:list-item>
        <text:list-item>
          <text:p text:style-name="P81">,<text:tab/><text:tab/>: <text:tab/><text:tab/>.<text:tab/><text:tab/>;<text:tab/><text:tab/>@<text:tab/><text:tab/>=<text:tab/><text:tab/>- &gt;</text:p>
        </text:list-item>
        <text:list-item>
          <text:p text:style-name="P81">+=<text:tab/><text:tab/>-=<text:tab/><text:tab/>*=<text:tab/><text:tab/>/=<text:tab/><text:tab/>//=<text:tab/><text:tab/>%=<text:tab/><text:tab/>@=</text:p>
        </text:list-item>
        <text:list-item>
          <text:p text:style-name="P81"><text:soft-page-break/>&amp;=<text:tab/><text:tab/>|=<text:tab/> <text:s/><text:tab/>^ =<text:tab/><text:tab/>&gt;&gt;=<text:tab/><text:tab/>&lt;&lt;=<text:tab/><text:tab/>**=<text:tab/><text:tab/></text:p>
        </text:list-item>
      </text:list>
      <text:p text:style-name="P44"/>
      <text:p text:style-name="P44"><text:tab/><text:tab/><text:tab/><text:tab/><text:tab/><text:tab/><text:tab/><text:tab/><text:tab/><text:tab/></text:p>
      <text:p text:style-name="P44"><text:tab/><text:tab/><text:tab/><text:tab/><text:tab/><text:tab/><text:tab/><text:tab/><text:tab/><text:tab/><text:tab/><text:tab/><text:tab/><text:tab/><text:tab/></text:p>
      <text:p text:style-name="P14">FUNCIONES:</text:p>
      <text:p text:style-name="P47">Una funcion es un bloque de codigo con un nombre asociado, que recibe cero o mas argumentos como entrada, sigue una secuencia de sentencias, las cuales ejecuta una operación deseada y devuelve un valor y/o realiza una tarea, este bloque puede ser llamado cuando se necesite.</text:p>
      <text:p text:style-name="P47"/>
      <text:p text:style-name="P47"><text:tab/>Def nombreMetodo(&lt;parametros&gt;)</text:p>
      <text:p text:style-name="P47"><text:tab/><text:tab/>&lt;cuerpo del metodo&gt;</text:p>
      <text:p text:style-name="P47"><text:tab/><text:tab/>return &lt;retorno&gt;<text:tab/><text:tab/>//esta linea puede o no venir</text:p>
      <text:p text:style-name="P47"/>
      <text:p text:style-name="P47">EJEMPLO</text:p>
      <text:p text:style-name="P47"/>
      <text:p text:style-name="P47"><text:tab/>def resta(a, b):</text:p>
      <text:p text:style-name="P47"><text:tab/><text:tab/>return a -b</text:p>
      <text:p text:style-name="P47"/>
      <text:p text:style-name="P47"><text:tab/>resta(30,10)</text:p>
      <text:p text:style-name="P47"/>
      <text:p text:style-name="P47">EJEMPLO LLAMADA POR NOMBRE</text:p>
      <text:p text:style-name="P44"/>
      <text:p text:style-name="P26"><text:span text:style-name="T5"><text:tab/></text:span><text:span text:style-name="T8">def resta(a, b):</text:span></text:p>
      <text:p text:style-name="P48"><text:tab/><text:tab/>return a – b</text:p>
      <text:p text:style-name="P48"/>
      <text:p text:style-name="P48"><text:tab/>(b=30, a=10)</text:p>
      <text:p text:style-name="P4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9">VISUAL BASIC</text:p>
      <text:p text:style-name="P49"/>
      <text:p text:style-name="P27"><text:span text:style-name="T22">EXPRESIONES </text:span><text:span text:style-name="T23">ARITMÉTICAS</text:span><text:span text:style-name="T22">:</text:span><text:span text:style-name="T5"><text:line-break/></text:span></text:p>
      <text:p text:style-name="P50">Operadores Aritmeticos:</text:p>
      <text:p text:style-name="P50"/>
      <text:list xml:id="list1950509155" text:style-name="L15">
        <text:list-item>
          <text:p text:style-name="P82">Suma<text:tab/><text:tab/><text:tab/><text:tab/><text:tab/><text:tab/><text:tab/>( + )<text:tab/><text:tab/><text:tab/></text:p>
        </text:list-item>
        <text:list-item>
          <text:p text:style-name="P83">Resta<text:tab/><text:tab/><text:tab/><text:tab/><text:tab/></text:p>
        </text:list-item>
        <text:list-item>
          <text:p text:style-name="P83"><text:s text:c="6"/><text:tab/><text:tab/>( - )<text:tab/><text:tab/><text:tab/></text:p>
        </text:list-item>
        <text:list-item>
          <text:p text:style-name="P90"><text:span text:style-name="T10">Multiplicación</text:span><text:span text:style-name="T5"><text:tab/><text:tab/><text:tab/><text:tab/><text:tab/><text:tab/>( * ) <text:s text:c="2"/></text:span></text:p>
        </text:list-item>
        <text:list-item>
          <text:p text:style-name="P90"><text:span text:style-name="T10">División</text:span><text:span text:style-name="T5"><text:tab/><text:tab/><text:tab/><text:tab/><text:tab/><text:tab/>( / )</text:span></text:p>
        </text:list-item>
        <text:list-item>
          <text:p text:style-name="P90"><text:span text:style-name="T10">División</text:span><text:span text:style-name="T5"> entera o cociente de una </text:span><text:span text:style-name="T10">división</text:span><text:span text:style-name="T5"><text:tab/><text:tab/>( \ )</text:span></text:p>
        </text:list-item>
        <text:list-item>
          <text:p text:style-name="P90"><text:span text:style-name="T5">Residuo de la </text:span><text:span text:style-name="T10">división</text:span><text:span text:style-name="T5"> entera<text:tab/><text:tab/><text:tab/><text:tab/>( Mod )</text:span></text:p>
        </text:list-item>
        <text:list-item>
          <text:p text:style-name="P90"><text:span text:style-name="T5">Potencia o exponenciacion<text:tab/><text:tab/><text:tab/><text:tab/>( </text:span><text:span text:style-name="T10">^ )</text:span></text:p>
        </text:list-item>
      </text:list>
      <text:p text:style-name="P50"/>
      <text:p text:style-name="P50">Sentencia de operaciones:</text:p>
      <text:p text:style-name="P50"/>
      <text:p text:style-name="P50">variable = &lt;valor&gt; &lt;operador&gt; &lt;valor&gt; &lt;operador&gt; … &lt;valorX&gt;</text:p>
      <text:p text:style-name="P45"/>
      <text:p text:style-name="P15">OPERADORES <text:span text:style-name="T24">LÓGICOS</text:span>:</text:p>
      <text:p text:style-name="P50"/>
      <text:list xml:id="list1234245021" text:style-name="L16">
        <text:list-item>
          <text:p text:style-name="P84">Or<text:tab/><text:tab/><text:tab/><text:tab/><text:tab/><text:tab/><text:tab/><text:tab/><text:tab/><text:tab/><text:tab/><text:tab/></text:p>
        </text:list-item>
        <text:list-item>
          <text:p text:style-name="P84">And<text:tab/><text:tab/><text:tab/><text:tab/><text:tab/><text:tab/><text:tab/><text:tab/><text:tab/><text:tab/></text:p>
        </text:list-item>
        <text:list-item>
          <text:p text:style-name="P84">Xor<text:tab/><text:tab/><text:tab/><text:tab/><text:tab/><text:tab/><text:tab/><text:tab/><text:tab/><text:tab/><text:tab/><text:tab/><text:tab/></text:p>
        </text:list-item>
        <text:list-item>
          <text:p text:style-name="P84">AndAlso<text:tab/><text:tab/><text:tab/><text:tab/><text:tab/><text:tab/><text:tab/><text:tab/></text:p>
        </text:list-item>
        <text:list-item>
          <text:p text:style-name="P84">OrElse y<text:tab/><text:tab/><text:tab/><text:tab/><text:tab/><text:tab/><text:tab/><text:tab/> </text:p>
        </text:list-item>
        <text:list-item>
          <text:p text:style-name="P84">Not<text:tab/><text:tab/><text:tab/><text:tab/><text:tab/><text:tab/><text:tab/><text:tab/><text:tab/><text:tab/></text:p>
        </text:list-item>
      </text:list>
      <text:p text:style-name="P50"/>
      <text:p text:style-name="P18">MENSAJES A PANTALLA:</text:p>
      <text:p text:style-name="P51"/>
      <text:p text:style-name="P51">MsgBox:</text:p>
      <text:p text:style-name="P28"><text:span text:style-name="T11">Muestra un mensaje en un cuadro de dialogo, espera a que el usuario haga click en un botón y devuelve un Entero que indica el botón en el que el usuario ha hecho click.</text:span><text:span text:style-name="T5"><text:tab/></text:span></text:p>
      <text:p text:style-name="P55"><text:tab/><text:tab/><text:tab/><text:tab/><text:tab/><text:tab/><text:tab/><text:tab/><text:tab/><text:tab/><text:tab/><text:tab/><text:tab/></text:p>
      <text:list xml:id="list2438127634" text:style-name="L17">
        <text:list-item>
          <text:p text:style-name="P85">Console.WriteLine<text:tab/><text:tab/><text:tab/><text:tab/><text:tab/><text:tab/><text:tab/></text:p>
        </text:list-item>
        <text:list-item>
          <text:p text:style-name="P85">Console.write<text:tab/><text:tab/><text:tab/><text:tab/><text:tab/><text:tab/><text:tab/><text:tab/><text:tab/></text:p>
        </text:list-item>
      </text:list>
      <text:p text:style-name="P51"><text:tab/><text:tab/><text:tab/><text:tab/><text:tab/></text:p>
      <text:p text:style-name="P51">&gt;&gt;&gt;Console.WriteLine(“&lt;mensaje&gt;”)<text:tab/><text:tab/><text:tab/><text:tab/><text:tab/><text:tab/><text:tab/></text:p>
      <text:p text:style-name="P51">&gt;&gt;&gt;Console.WriteLine(variable, “mensaje”)<text:tab/><text:tab/><text:tab/><text:tab/><text:tab/><text:tab/><text:tab/><text:tab/><text:tab/></text:p>
      <text:p text:style-name="P51">&gt;&gt;&gt;Console.Write(“&lt;mensaje&gt;”)<text:tab/><text:tab/><text:tab/><text:tab/><text:tab/><text:tab/><text:tab/><text:tab/><text:tab/><text:tab/><text:tab/></text:p>
      <text:p text:style-name="P51">&gt;&gt;&gt;Console.Write(variable,”mensaje”)<text:tab/><text:tab/><text:tab/><text:tab/><text:tab/><text:tab/><text:tab/><text:tab/></text:p>
      <text:p text:style-name="P51"><text:tab/><text:tab/><text:tab/><text:tab/><text:tab/></text:p>
      <text:p text:style-name="P51"/>
      <text:p text:style-name="P52"><text:tab/><text:tab/><text:tab/><text:tab/><text:tab/><text:tab/><text:tab/><text:tab/><text:tab/><text:tab/><text:tab/><text:tab/><text:tab/><text:tab/><text:tab/></text:p>
      <text:p text:style-name="P52"><text:soft-page-break/></text:p>
      <text:p text:style-name="P52"><text:tab/><text:tab/><text:tab/><text:tab/><text:tab/><text:tab/><text:tab/><text:tab/><text:tab/><text:tab/><text:tab/><text:tab/><text:tab/><text:tab/><text:tab/><text:tab/><text:tab/><text:tab/></text:p>
      <text:p text:style-name="P19">CICLOS</text:p>
      <text:p text:style-name="P19"/>
      <text:p text:style-name="P31">WHILE:</text:p>
      <text:p text:style-name="P31">Sintaxis While:</text:p>
      <text:p text:style-name="P31"/>
      <text:p text:style-name="P31">while &lt;condicion&gt;</text:p>
      <text:p text:style-name="P31"><text:tab/>&lt;cuerpo del metodo&gt;</text:p>
      <text:p text:style-name="P31">end while</text:p>
      <text:p text:style-name="P31">----------------------------------------------------------------------------------------------------------------------------</text:p>
      <text:p text:style-name="P32">For VAR= Vi To Vf ( Step &lt;Paso&gt; ) <text:s/><text:tab/><text:tab/>( <text:s/>) → Se debe ignorar.</text:p>
      <text:p text:style-name="P32"><text:tab/>&lt;Instruccion1&gt;<text:tab/><text:tab/><text:tab/><text:tab/></text:p>
      <text:p text:style-name="P32"><text:tab/>&lt;Instruccion2&gt;</text:p>
      <text:p text:style-name="P32"><text:tab/>.</text:p>
      <text:p text:style-name="P32"><text:tab/>.</text:p>
      <text:p text:style-name="P32"><text:tab/>.</text:p>
      <text:p text:style-name="P32"><text:tab/>&lt;Instruccion <text:span text:style-name="T25">N</text:span>&gt;</text:p>
      <text:p text:style-name="P32">Next VAR<text:tab/><text:tab/><text:tab/><text:tab/></text:p>
      <text:p text:style-name="P33">----------------------------------------------------------------------------------------------------------------------------</text:p>
      <text:p text:style-name="P34">Do While [condicion]</text:p>
      <text:p text:style-name="P34"><text:tab/>&lt;Instruccion 1&gt;</text:p>
      <text:p text:style-name="P34"><text:tab/>&lt;Instruccion 2&gt;</text:p>
      <text:p text:style-name="P34"><text:tab/>.</text:p>
      <text:p text:style-name="P34"><text:tab/>.</text:p>
      <text:p text:style-name="P34"><text:tab/>.</text:p>
      <text:p text:style-name="P34"><text:tab/>&lt;Instruccion N&gt;</text:p>
      <text:p text:style-name="P34">Loop<text:tab/><text:tab/><text:tab/><text:tab/><text:tab/><text:tab/><text:tab/><text:tab/><text:tab/></text:p>
      <text:p text:style-name="P34">----------------------------------------------------------------------------------------------------------------------------</text:p>
      <text:p text:style-name="P34">Do <text:tab/><text:tab/><text:tab/><text:tab/><text:tab/><text:tab/><text:tab/><text:tab/><text:tab/><text:tab/><text:tab/><text:tab/><text:tab/><text:tab/></text:p>
      <text:p text:style-name="P34"><text:tab/>&lt;Instruccion 1&gt;</text:p>
      <text:p text:style-name="P34"><text:tab/>&lt;Instruccion 2&gt;</text:p>
      <text:p text:style-name="P34"><text:tab/>.</text:p>
      <text:p text:style-name="P34"><text:tab/>.</text:p>
      <text:p text:style-name="P34"><text:tab/>.</text:p>
      <text:p text:style-name="P34"><text:tab/>&lt;Instruccion N&gt;<text:tab/></text:p>
      <text:p text:style-name="P34">Loop While [condicion]<text:tab/><text:tab/><text:tab/><text:tab/><text:tab/><text:tab/><text:tab/><text:tab/><text:tab/><text:tab/><text:tab/><text:tab/><text:tab/><text:tab/><text:tab/><text:tab/><text:tab/><text:tab/><text:tab/><text:tab/><text:tab/><text:tab/><text:tab/><text:tab/><text:tab/><text:tab/><text:tab/><text:tab/><text:tab/><text:tab/><text:tab/><text:tab/><text:tab/></text:p>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17">MANEJO DE CONDICIONES</text:p>
      <text:p text:style-name="P34"/>
      <text:p text:style-name="P34">IF:</text:p>
      <text:p text:style-name="P34">Le indicamos una condicion si esta es verdadera se ejecuta, sino no se ejecuta las intrucciones de dentro. Se suele traducir como “Si se cumple esta condicion haz esto.”. Su sintaxis es:</text:p>
      <text:p text:style-name="P34"/>
      <text:p text:style-name="P34">if &lt;condicion&gt; then</text:p>
      <text:p text:style-name="P34"><text:tab/>Instrucciones</text:p>
      <text:p text:style-name="P34">end if</text:p>
      <text:p text:style-name="P34">----------------------------------------------------------------------------------------------------------------------------</text:p>
      <text:p text:style-name="P34">if &lt;condicion&gt; then</text:p>
      <text:p text:style-name="P34"><text:tab/>Instrucciones</text:p>
      <text:p text:style-name="P34">else</text:p>
      <text:p text:style-name="P34"><text:tab/>Instrucciones</text:p>
      <text:p text:style-name="P64">end if</text:p>
      <text:p text:style-name="P34"/>
      <text:p text:style-name="P34">if &lt;condicion&gt; Then</text:p>
      <text:p text:style-name="P34"><text:tab/>Instrucciones</text:p>
      <text:p text:style-name="P34">ElseIf &lt;condicion&gt; Then</text:p>
      <text:p text:style-name="P34"><text:tab/>Instrucciones</text:p>
      <text:p text:style-name="P34">Else</text:p>
      <text:p text:style-name="P34"><text:tab/>Instrucciones</text:p>
      <text:p text:style-name="P66">End If</text:p>
      <text:p text:style-name="P34"/>
      <text:p text:style-name="P35">Select valor </text:p>
      <text:p text:style-name="P35"><text:tab/>Case caso1</text:p>
      <text:p text:style-name="P35"><text:tab/><text:tab/>&lt;Instrucciones&gt;</text:p>
      <text:p text:style-name="P35"><text:tab/>Case caso2</text:p>
      <text:p text:style-name="P35"><text:tab/><text:tab/>&lt;Instrucciones&gt;</text:p>
      <text:p text:style-name="P35"><text:tab/>Case casoN</text:p>
      <text:p text:style-name="P35"><text:tab/><text:tab/>&lt;Instrucciones&gt;</text:p>
      <text:p text:style-name="P35"><text:tab/>Case Else</text:p>
      <text:p text:style-name="P35"><text:tab/><text:tab/>&lt;Instrucciones&gt;</text:p>
      <text:p text:style-name="P65">End Select<text:tab/><text:tab/><text:tab/><text:tab/><text:tab/><text:tab/><text:tab/><text:tab/><text:tab/><text:tab/><text:tab/><text:tab/><text:tab/><text:tab/></text:p>
      <text:p text:style-name="P35"/>
      <text:p text:style-name="P36">Select Case valor</text:p>
      <text:p text:style-name="P36"><text:tab/>Case 1 To 5</text:p>
      <text:p text:style-name="P36"><text:tab/><text:tab/>&lt;Instrucciones&gt;</text:p>
      <text:p text:style-name="P36"><text:tab/>Case Else</text:p>
      <text:p text:style-name="P36"><text:tab/><text:tab/>&lt;Instrucciones&gt;</text:p>
      <text:p text:style-name="P36">End Select</text:p>
      <text:p text:style-name="P35"/>
      <text:p text:style-name="P35"/>
      <text:p text:style-name="P35"/>
      <text:p text:style-name="P35"/>
      <text:p text:style-name="P35"><text:soft-page-break/></text:p>
      <text:p text:style-name="P53"><text:tab/><text:tab/><text:tab/><text:tab/><text:tab/><text:tab/><text:tab/><text:tab/><text:tab/><text:tab/><text:tab/><text:tab/><text:tab/><text:tab/><text:tab/><text:tab/><text:tab/><text:tab/><text:tab/><text:tab/><text:tab/><text:tab/><text:tab/><text:tab/><text:tab/><text:tab/><text:tab/></text:p>
      <text:p text:style-name="P20">DECLARACIÓN DE VARIABLES:</text:p>
      <text:p text:style-name="P53"/>
      <text:p text:style-name="P56">Dim &lt;NombreVariable&gt; As &lt;TipoVariable&gt;</text:p>
      <text:p text:style-name="P56"/>
      <text:p text:style-name="P56">Dim &lt;NombreVariable&gt; As &lt;TipoVariable&gt; , &lt;NombreVariable&gt; As &lt;TipoVariable&gt; , X...</text:p>
      <text:p text:style-name="P56"/>
      <text:p text:style-name="P56">Dim &lt;NombreVariable&gt; As &lt;TipoVariable&gt; : Dim &lt;NombreVariable&gt; As &lt;TipoVariable&gt; : etc.</text:p>
      <text:p text:style-name="P56"/>
      <text:p text:style-name="P21">ASIGNACIÓN DE VARIABLES:</text:p>
      <text:p text:style-name="P57"/>
      <text:p text:style-name="P57">&lt;NombreVariable&gt; = &lt;ValorVariable&gt;</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16"><text:span text:style-name="T26">F</text:span>UNCIONES:</text:p>
      <text:p text:style-name="P58"><text:tab/></text:p>
      <text:list xml:id="list1572150476" text:style-name="L18">
        <text:list-item>
          <text:p text:style-name="P86">Function</text:p>
        </text:list-item>
        <text:list-item>
          <text:p text:style-name="P86">Sub</text:p>
        </text:list-item>
      </text:list>
      <text:p text:style-name="P58"/>
      <text:p text:style-name="P58">Sintaxis Function:</text:p>
      <text:p text:style-name="P58"/>
      <text:p text:style-name="P29"><text:span text:style-name="T5"><text:tab/>Public </text:span><text:span text:style-name="T12">Function nombreFuncion([Parametros]) As [valorRetorno]</text:span></text:p>
      <text:p text:style-name="P59"><text:tab/><text:tab/>.</text:p>
      <text:p text:style-name="P59"><text:tab/><text:tab/>.</text:p>
      <text:p text:style-name="P59"><text:tab/><text:tab/>.</text:p>
      <text:p text:style-name="P59"><text:tab/>End Function</text:p>
      <text:p text:style-name="P59"/>
      <text:p text:style-name="P59"><text:tab/>Public Sub nombreSubFuncion([Parametros]) </text:p>
      <text:p text:style-name="P59"><text:tab/><text:tab/>.</text:p>
      <text:p text:style-name="P59"><text:tab/><text:tab/>.</text:p>
      <text:p text:style-name="P59"><text:tab/><text:tab/>.</text:p>
      <text:p text:style-name="P59"><text:tab/>End Sub</text:p>
      <text:p text:style-name="P59"/>
      <text:p text:style-name="P60"><text:tab/></text:p>
      <text:p text:style-name="P30"><text:span text:style-name="T12">M</text:span><text:span text:style-name="T5">ODULOS:</text:span></text:p>
      <text:p text:style-name="P61"/>
      <text:p text:style-name="P61"><text:tab/>Public Module nombreModulo</text:p>
      <text:p text:style-name="P61"><text:tab/><text:tab/>&lt;contenido&gt;</text:p>
      <text:p text:style-name="P61"><text:tab/>End Module</text:p>
      <text:p text:style-name="P54"><text:tab/><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9T16:23:27.531022697</meta:creation-date>
    <dc:date>2020-09-26T23:48:03.493051906</dc:date>
    <meta:editing-duration>P1DT21H16M22S</meta:editing-duration>
    <meta:editing-cycles>3</meta:editing-cycles>
    <meta:generator>LibreOffice/6.0.7.3$Linux_X86_64 LibreOffice_project/00m0$Build-3</meta:generator>
    <meta:document-statistic meta:table-count="0" meta:image-count="0" meta:object-count="0" meta:page-count="12" meta:paragraph-count="325" meta:word-count="1319" meta:character-count="9461" meta:non-whitespace-character-count="7254"/>
  </office:meta>
</office:document-meta>
</file>